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d4d4d4" style:font-name="Droid Sans Mono1" fo:font-size="13.5pt" fo:font-weight="normal" fo:background-color="#1e1e1e"/>
    </style:style>
    <style:style style:name="P2" style:family="paragraph" style:parent-style-name="Standard">
      <style:text-properties fo:color="#d4d4d4" style:font-name="Droid Sans Mono1" fo:font-size="13.5pt" fo:font-weight="normal" officeooo:rsid="0022623a" officeooo:paragraph-rsid="0022623a" fo:background-color="#1e1e1e"/>
    </style:style>
    <style:style style:name="P3" style:family="paragraph" style:parent-style-name="Standard">
      <style:text-properties officeooo:rsid="0022623a" officeooo:paragraph-rsid="0022623a"/>
    </style:style>
    <style:style style:name="P4" style:family="paragraph" style:parent-style-name="Standard">
      <style:text-properties officeooo:paragraph-rsid="0022623a"/>
    </style:style>
    <style:style style:name="P5" style:family="paragraph" style:parent-style-name="Standard">
      <style:text-properties officeooo:rsid="0027c002" officeooo:paragraph-rsid="0027c002"/>
    </style:style>
    <style:style style:name="P6" style:family="paragraph" style:parent-style-name="Standard">
      <style:text-properties officeooo:rsid="002ab9af" officeooo:paragraph-rsid="002ab9af"/>
    </style:style>
    <style:style style:name="P7" style:family="paragraph" style:parent-style-name="Standard">
      <style:text-properties officeooo:rsid="002ab9af" officeooo:paragraph-rsid="002c12a4"/>
    </style:style>
    <style:style style:name="P8" style:family="paragraph" style:parent-style-name="Standard">
      <style:text-properties officeooo:rsid="002c12a4" officeooo:paragraph-rsid="002c12a4"/>
    </style:style>
    <style:style style:name="P9" style:family="paragraph" style:parent-style-name="Standard">
      <style:text-properties officeooo:rsid="002d1d0f" officeooo:paragraph-rsid="002d1d0f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1" fo:font-size="13.5pt" fo:font-weight="normal" fo:background-color="#1e1e1e" loext:char-shading-value="0"/>
    </style:style>
    <style:style style:name="T3" style:family="text">
      <style:text-properties fo:color="#dcdcaa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1" fo:font-size="13.5pt" fo:font-weight="normal" fo:background-color="#1e1e1e" loext:char-shading-value="0"/>
    </style:style>
    <style:style style:name="T7" style:family="text">
      <style:text-properties officeooo:rsid="0022623a"/>
    </style:style>
    <style:style style:name="T8" style:family="text">
      <style:text-properties fo:color="#c586c0"/>
    </style:style>
    <style:style style:name="T9" style:family="text">
      <style:text-properties fo:color="#c586c0" style:font-name="Droid Sans Mono1" fo:font-size="13.5pt" fo:font-weight="normal" fo:background-color="#1e1e1e" loext:char-shading-value="0"/>
    </style:style>
    <style:style style:name="T10" style:family="text">
      <style:text-properties fo:color="#d4d4d4" style:font-name="Droid Sans Mono1" fo:font-size="13.5pt" fo:font-weight="normal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officeooo:rsid="002935c6"/>
    </style:style>
    <style:style style:name="T13" style:family="text">
      <style:text-properties officeooo:rsid="002c1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)<text:span text:style-name="T12">Child process module is used to execute os commands like ls to list directory command of linux</text:span></text:p>
      <text:p text:style-name="P5"/>
      <text:p text:style-name="P7">2)<text:span text:style-name="T13">Event emitter module is used to define user defined events, define events by eventEmitter.on and emmit event by eventEmitter.emit</text:span></text:p>
      <text:p text:style-name="P6"/>
      <text:p text:style-name="P8">var events = require('events');</text:p>
      <text:p text:style-name="P8">var eventEmitter = new events.EventEmitter();</text:p>
      <text:p text:style-name="P8"/>
      <text:p text:style-name="P8">eventEmitter.on('scream', function() {</text:p>
      <text:p text:style-name="P8"><text:s text:c="2"/>console.log('A scream is detected!');</text:p>
      <text:p text:style-name="P8">});</text:p>
      <text:p text:style-name="P8">eventEmitter.emit('scream');</text:p>
      <text:p text:style-name="P8"/>
      <text:p text:style-name="P9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, monospace, monospace, 'Droid Sans Fallback'"/>
    <style:font-face style:name="Droid Sans Mono" svg:font-family="'Droid Sans Mono', monospace, monospace, 'Droid Sans Fallback', 'Noto Color Emoji'"/>
    <style:font-face style:name="Monaco" svg:font-family="Monaco, Menlo, 'Ubuntu Mono', Consolas, source-code-pro, monospace, 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10T00:49:10.468428603</dc:date>
    <meta:editing-duration>PT44M19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5" meta:character-count="413" meta:non-whitespace-character-count="365"/>
  </office:meta>
</office:document-meta>
</file>